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1.6pt"/>
    </style:style>
    <style:style style:name="co4" style:family="table-column">
      <style:table-column-properties fo:break-before="auto" style:column-width="146.1pt"/>
    </style:style>
    <style:style style:name="co5" style:family="table-column">
      <style:table-column-properties fo:break-before="auto" style:column-width="108.91pt"/>
    </style:style>
    <style:style style:name="co6" style:family="table-column">
      <style:table-column-properties fo:break-before="auto" style:column-width="121.41pt"/>
    </style:style>
    <style:style style:name="co7" style:family="table-column">
      <style:table-column-properties fo:break-before="auto" style:column-width="89.6pt"/>
    </style:style>
    <style:style style:name="co8" style:family="table-column">
      <style:table-column-properties fo:break-before="auto" style:column-width="75.86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40.71pt"/>
    </style:style>
    <style:style style:name="co11" style:family="table-column">
      <style:table-column-properties fo:break-before="auto" style:column-width="138.81pt"/>
    </style:style>
    <style:style style:name="co12" style:family="table-column">
      <style:table-column-properties fo:break-before="auto" style:column-width="161.09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215.74pt"/>
    </style:style>
    <style:style style:name="co15" style:family="table-column">
      <style:table-column-properties fo:break-before="auto" style:column-width="390.64pt"/>
    </style:style>
    <style:style style:name="co16" style:family="table-column">
      <style:table-column-properties fo:break-before="auto" style:column-width="88.61pt"/>
    </style:style>
    <style:style style:name="co17" style:family="table-column">
      <style:table-column-properties fo:break-before="auto" style:column-width="576.06pt"/>
    </style:style>
    <style:style style:name="co18" style:family="table-column">
      <style:table-column-properties fo:break-before="auto" style:column-width="141.99pt"/>
    </style:style>
    <style:style style:name="co19" style:family="table-column">
      <style:table-column-properties fo:break-before="auto" style:column-width="127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27"/>
    <style:style style:name="ce2" style:family="table-cell" style:parent-style-name="Default" style:data-style-name="N99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cc0000"/>
    </style:style>
    <style:style style:name="ce5" style:family="table-cell" style:parent-style-name="Default" style:data-style-name="N2">
      <style:table-cell-properties fo:background-color="transparent"/>
    </style:style>
    <style:style style:name="ce6" style:family="table-cell" style:parent-style-name="Default" style:data-style-name="N124"/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61"/>
    <style:style style:name="ce11" style:family="table-cell" style:parent-style-name="Default" style:data-style-name="N122"/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129"/>
    <style:style style:name="ce14" style:family="table-cell" style:parent-style-name="Default" style:data-style-name="N129">
      <style:text-properties style:font-name="Liberation Sans" style:font-name-asian="WenQuanYi Micro Hei" style:font-name-complex="Lohit Devanagari"/>
    </style:style>
    <style:style style:name="ce15" style:family="table-cell" style:parent-style-name="Default">
      <style:text-properties style:font-name="Liberation Sans" style:font-name-asian="WenQuanYi Micro Hei" style:font-name-complex="Lohit Devanagari"/>
    </style:style>
    <style:style style:name="ce16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13"/>
        <table:table-column table:style-name="co11" table:default-cell-style-name="ce8"/>
        <table:table-column table:style-name="co13" table:default-cell-style-name="ce14"/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style-name="Default" office:value-type="string" calcext:value-type="string">
            <text:p>A(Li) = log[N(Li)/N(H)] + 1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style-name="ce12" office:value-type="string" calcext:value-type="string">
            <text:p>m(Li)/Mstar / m(H)/Mstar = N(Li)*Ar(Li)/N(H)*Ar(H)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style-name="ce12" office:value-type="string" calcext:value-type="string">
            <text:p>N(Li)/N(H) = m(Li)/m(H)*(Ar(H)/Ar(Li)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style-name="ce12" office:value-type="string" calcext:value-type="string">
            <text:p>A(Li) = log[m(Li)/m(H)/7] + 1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initial_zfracs</text:p>
          </table:table-cell>
          <table:table-cell table:style-name="Default" office:value-type="string" calcext:value-type="string">
            <text:p>solar mass</text:p>
          </table:table-cell>
          <table:table-cell office:value-type="string" calcext:value-type="string">
            <text:p>new_surface_rotation_v (km/s)</text:p>
          </table:table-cell>
          <table:table-cell office:value-type="string" calcext:value-type="string">
            <text:p>diffusion_use_full_net</text:p>
          </table:table-cell>
          <table:table-cell office:value-type="string" calcext:value-type="string">
            <text:p>enable_adaptive_network</text:p>
          </table:table-cell>
          <table:table-cell office:value-type="string" calcext:value-type="string">
            <text:p>use_other_cgrav</text:p>
          </table:table-cell>
          <table:table-cell table:style-name="Default" office:value-type="string" calcext:value-type="string">
            <text:p>Mp (Jup mass)</text:p>
          </table:table-cell>
          <table:table-cell office:value-type="string" calcext:value-type="string">
            <text:p>Dp (km)</text:p>
          </table:table-cell>
          <table:table-cell office:value-type="string" calcext:value-type="string">
            <text:p>% min Dp</text:p>
          </table:table-cell>
          <table:table-cell office:value-type="string" calcext:value-type="string">
            <text:p>inlist</text:p>
          </table:table-cell>
          <table:table-cell office:value-type="string" calcext:value-type="string">
            <text:p>log directory</text:p>
          </table:table-cell>
          <table:table-cell table:style-name="Default" office:value-type="string" calcext:value-type="string">
            <text:p>star_age (yr)</text:p>
          </table:table-cell>
          <table:table-cell table:style-name="Default" office:value-type="string" calcext:value-type="string">
            <text:p>surface_h1 (74)</text:p>
          </table:table-cell>
          <table:table-cell table:style-name="Default" office:value-type="string" calcext:value-type="string">
            <text:p>surface_li7 (78)</text:p>
          </table:table-cell>
          <table:table-cell table:style-name="Default" office:value-type="string" calcext:value-type="string">
            <text:p>A(Li)</text:p>
          </table:table-cell>
          <table:table-cell table:style-name="Default" office:value-type="string" calcext:value-type="string">
            <text:p>surface_be7 (79)</text:p>
          </table:table-cell>
          <table:table-cell table:style-name="Default" office:value-type="string" calcext:value-type="string">
            <text:p>A(Be)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table:style-name="ce2"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ej8-rot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2.3013088034637314E+010</text:p>
          </table:table-cell>
          <table:table-cell office:value-type="string" calcext:value-type="string">
            <text:p>7.6333622382481037E-001</text:p>
          </table:table-cell>
          <table:table-cell office:value-type="string" calcext:value-type="string">
            <text:p>1.1609428789684931E-021</text:p>
          </table:table-cell>
          <table:table-cell table:formula="of:=LOG([.O7]/[.N7]*1.007/7.01692983)+12" office:value-type="float" office:value="-9.66102268316824" calcext:value-type="float">
            <text:p>-9.66102</text:p>
          </table:table-cell>
          <table:table-cell office:value-type="string" calcext:value-type="string">
            <text:p>1.4656675740539059E-030</text:p>
          </table:table-cell>
          <table:table-cell table:formula="of:=LOG([.Q7]/[.N7]*1.007/7.01692983)+12" office:value-type="float" office:value="-18.5597980553861" calcext:value-type="float">
            <text:p>-18.55980</text:p>
          </table:table-cell>
          <table:table-cell office:value-type="string" calcext:value-type="string">
            <text:p>Reference baseline with standard cgra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table:style-name="ce2"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ej8-rot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2.3013088034637314E+010</text:p>
          </table:table-cell>
          <table:table-cell/>
          <table:table-cell office:value-type="string" calcext:value-type="string">
            <text:p>1.1609428789684931E-021</text:p>
          </table:table-cell>
          <table:table-cell table:formula="of:=LOG([.O8]/[.N8]*1.007/7.01692983)+12" office:value-type="string" office:string-value="" calcext:value-type="error">
            <text:p>#DIV/0!</text:p>
          </table:table-cell>
          <table:table-cell office:value-type="string" calcext:value-type="string">
            <text:p>1.4656675740539059E-030</text:p>
          </table:table-cell>
          <table:table-cell table:formula="of:=LOG([.Q8]/[.N8]*1.007/7.01692983)+12" office:value-type="string" office:string-value="" calcext:value-type="error">
            <text:p>#DIV/0!</text:p>
          </table:table-cell>
          <table:table-cell office:value-type="string" calcext:value-type="string">
            <text:p>Reference baseline with standard cgrav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table:style-name="ce2"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ej8-rot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2.3013088034637314E+010</text:p>
          </table:table-cell>
          <table:table-cell/>
          <table:table-cell office:value-type="string" calcext:value-type="string">
            <text:p>1.1609428789684931E-021</text:p>
          </table:table-cell>
          <table:table-cell table:formula="of:=LOG([.O9]/[.N9]*1.007/7.01692983)+12" office:value-type="string" office:string-value="" calcext:value-type="error">
            <text:p>#DIV/0!</text:p>
          </table:table-cell>
          <table:table-cell office:value-type="string" calcext:value-type="string">
            <text:p>1.4656675740539059E-030</text:p>
          </table:table-cell>
          <table:table-cell table:formula="of:=LOG([.Q9]/[.N9]*1.007/7.01692983)+12" office:value-type="string" office:string-value="" calcext:value-type="error">
            <text:p>#DIV/0!</text:p>
          </table:table-cell>
          <table:table-cell office:value-type="string" calcext:value-type="string">
            <text:p>Reference baseline with standard cgra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table:style-name="ce2"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ej8-rot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2.3013088034637314E+010</text:p>
          </table:table-cell>
          <table:table-cell/>
          <table:table-cell office:value-type="string" calcext:value-type="string">
            <text:p>1.1609428789684931E-021</text:p>
          </table:table-cell>
          <table:table-cell table:formula="of:=LOG([.O10]/[.N10]*1.007/7.01692983)+12" office:value-type="string" office:string-value="" calcext:value-type="error">
            <text:p>#DIV/0!</text:p>
          </table:table-cell>
          <table:table-cell office:value-type="string" calcext:value-type="string">
            <text:p>1.4656675740539059E-030</text:p>
          </table:table-cell>
          <table:table-cell table:formula="of:=LOG([.Q10]/[.N10]*1.007/7.01692983)+12" office:value-type="string" office:string-value="" calcext:value-type="error">
            <text:p>#DIV/0!</text:p>
          </table:table-cell>
          <table:table-cell office:value-type="string" calcext:value-type="string">
            <text:p>Reference baseline with standard cgrav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table:style-name="ce2"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ej8-rot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2.3013088034637314E+010</text:p>
          </table:table-cell>
          <table:table-cell/>
          <table:table-cell office:value-type="string" calcext:value-type="string">
            <text:p>1.1609428789684931E-021</text:p>
          </table:table-cell>
          <table:table-cell table:formula="of:=LOG([.O11]/[.N11]*1.007/7.01692983)+12" office:value-type="string" office:string-value="" calcext:value-type="error">
            <text:p>#DIV/0!</text:p>
          </table:table-cell>
          <table:table-cell office:value-type="string" calcext:value-type="string">
            <text:p>1.4656675740539059E-030</text:p>
          </table:table-cell>
          <table:table-cell table:formula="of:=LOG([.Q11]/[.N11]*1.007/7.01692983)+12" office:value-type="string" office:string-value="" calcext:value-type="error">
            <text:p>#DIV/0!</text:p>
          </table:table-cell>
          <table:table-cell office:value-type="string" calcext:value-type="string">
            <text:p>Reference baseline with standard cgrav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300000000" calcext:value-type="float">
            <text:p>30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2.2999904375465103E+010</text:p>
          </table:table-cell>
          <table:table-cell/>
          <table:table-cell office:value-type="string" calcext:value-type="string">
            <text:p>1.1576844562276623E-021</text:p>
          </table:table-cell>
          <table:table-cell table:formula="of:=LOG([.O12]/[.N12]*1.007/7.01692983)+12" office:value-type="string" office:string-value="" calcext:value-type="error">
            <text:p>#DIV/0!</text:p>
          </table:table-cell>
          <table:table-cell office:value-type="string" calcext:value-type="string">
            <text:p>1.4455249805230966E-030</text:p>
          </table:table-cell>
          <table:table-cell table:formula="of:=LOG([.Q12]/[.N12]*1.007/7.01692983)+12" office:value-type="string" office:string-value="" calcext:value-type="error">
            <text:p>#DIV/0!</text:p>
          </table:table-cell>
          <table:table-cell office:value-type="string" calcext:value-type="string">
            <text:p>Reference baseline with TFM cgra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300000000" calcext:value-type="float">
            <text:p>30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7</text:p>
          </table:table-cell>
          <table:table-cell office:value-type="string" calcext:value-type="string">
            <text:p>2.2999904375465103E+010</text:p>
          </table:table-cell>
          <table:table-cell/>
          <table:table-cell office:value-type="string" calcext:value-type="string">
            <text:p>1.1576844562276623E-021</text:p>
          </table:table-cell>
          <table:table-cell table:formula="of:=LOG([.O13]/[.N13]*1.007/7.01692983)+12" office:value-type="string" office:string-value="" calcext:value-type="error">
            <text:p>#DIV/0!</text:p>
          </table:table-cell>
          <table:table-cell office:value-type="string" calcext:value-type="string">
            <text:p>1.4455249805230966E-030</text:p>
          </table:table-cell>
          <table:table-cell table:formula="of:=LOG([.Q13]/[.N13]*1.007/7.01692983)+12" office:value-type="string" office:string-value="" calcext:value-type="error">
            <text:p>#DIV/0!</text:p>
          </table:table-cell>
          <table:table-cell office:value-type="string" calcext:value-type="string">
            <text:p>Reference baseline with TFM cgrav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8</text:p>
          </table:table-cell>
          <table:table-cell office:value-type="string" calcext:value-type="string">
            <text:p>2.2989601535912842E+010</text:p>
          </table:table-cell>
          <table:table-cell/>
          <table:table-cell office:value-type="string" calcext:value-type="string">
            <text:p>1.1338775455081017E-021</text:p>
          </table:table-cell>
          <table:table-cell table:formula="of:=LOG([.O14]/[.N14]*1.007/7.01692983)+12" office:value-type="string" office:string-value="" calcext:value-type="error">
            <text:p>#DIV/0!</text:p>
          </table:table-cell>
          <table:table-cell office:value-type="string" calcext:value-type="string">
            <text:p>8.2307371262521613E-031</text:p>
          </table:table-cell>
          <table:table-cell table:formula="of:=LOG([.Q14]/[.N14]*1.007/7.01692983)+12" office:value-type="string" office:string-value="" calcext:value-type="error">
            <text:p>#DIV/0!</text:p>
          </table:table-cell>
          <table:table-cell table:style-name="ce15" office:value-type="string" calcext:value-type="string">
            <text:p>Jupiter – Reference baseline with TFM cgra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8"/>
          <table:table-cell office:value-type="string" calcext:value-type="string">
            <text:p>run23</text:p>
          </table:table-cell>
          <table:table-cell office:value-type="string" calcext:value-type="string">
            <text:p>2.2989601535912842E+010</text:p>
          </table:table-cell>
          <table:table-cell/>
          <table:table-cell office:value-type="string" calcext:value-type="string">
            <text:p>1.1338775455081017E-021</text:p>
          </table:table-cell>
          <table:table-cell table:formula="of:=LOG([.O15]/[.N15]*1.007/7.01692983)+12" office:value-type="string" office:string-value="" calcext:value-type="error">
            <text:p>#DIV/0!</text:p>
          </table:table-cell>
          <table:table-cell office:value-type="string" calcext:value-type="string">
            <text:p>8.2307371262521613E-031</text:p>
          </table:table-cell>
          <table:table-cell table:formula="of:=LOG([.Q15]/[.N15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 – Reference baseline with TFM cgra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3.17" calcext:value-type="float">
            <text:p>3.17</text:p>
          </table:table-cell>
          <table:table-cell office:value-type="float" office:value="711188000" calcext:value-type="float">
            <text:p>711188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9</text:p>
          </table:table-cell>
          <table:table-cell office:value-type="string" calcext:value-type="string">
            <text:p>2.3023200211112152E+010</text:p>
          </table:table-cell>
          <table:table-cell/>
          <table:table-cell office:value-type="string" calcext:value-type="string">
            <text:p>1.1525056321723082E-021</text:p>
          </table:table-cell>
          <table:table-cell table:formula="of:=LOG([.O16]/[.N16]*1.007/7.01692983)+12" office:value-type="string" office:string-value="" calcext:value-type="error">
            <text:p>#DIV/0!</text:p>
          </table:table-cell>
          <table:table-cell office:value-type="string" calcext:value-type="string">
            <text:p>1.4375838740586508E-030</text:p>
          </table:table-cell>
          <table:table-cell table:formula="of:=LOG([.Q16]/[.N16]*1.007/7.01692983)+12" office:value-type="string" office:string-value="" calcext:value-type="error">
            <text:p>#DIV/0!</text:p>
          </table:table-cell>
          <table:table-cell office:value-type="string" calcext:value-type="string">
            <text:p>http://exoplanets.org/detail/HD_72659_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float" office:value="3.17" calcext:value-type="float">
            <text:p>3.17</text:p>
          </table:table-cell>
          <table:table-cell office:value-type="float" office:value="711188000" calcext:value-type="float">
            <text:p>711188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5</text:p>
          </table:table-cell>
          <table:table-cell office:value-type="string" calcext:value-type="string">
            <text:p>2.3176928093430187E+010</text:p>
          </table:table-cell>
          <table:table-cell/>
          <table:table-cell office:value-type="string" calcext:value-type="string">
            <text:p>9.5682976267485202E-009</text:p>
          </table:table-cell>
          <table:table-cell table:formula="of:=LOG([.O17]/[.N17]*1.007/7.01692983)+12" office:value-type="string" office:string-value="" calcext:value-type="error">
            <text:p>#DIV/0!</text:p>
          </table:table-cell>
          <table:table-cell office:value-type="string" calcext:value-type="string">
            <text:p>3.2031992926823799E-031</text:p>
          </table:table-cell>
          <table:table-cell table:formula="of:=LOG([.Q17]/[.N17]*1.007/7.01692983)+12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3.17" calcext:value-type="float">
            <text:p>3.17</text:p>
          </table:table-cell>
          <table:table-cell office:value-type="float" office:value="711188000" calcext:value-type="float">
            <text:p>711188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6</text:p>
          </table:table-cell>
          <table:table-cell office:value-type="string" calcext:value-type="string">
            <text:p>2.3204155192986710E+010</text:p>
          </table:table-cell>
          <table:table-cell/>
          <table:table-cell office:value-type="string" calcext:value-type="string">
            <text:p>9.5705901590629012E-009</text:p>
          </table:table-cell>
          <table:table-cell table:formula="of:=LOG([.O18]/[.N18]*1.007/7.01692983)+12" office:value-type="string" office:string-value="" calcext:value-type="error">
            <text:p>#DIV/0!</text:p>
          </table:table-cell>
          <table:table-cell office:value-type="string" calcext:value-type="string">
            <text:p>3.2449987518971198E-031</text:p>
          </table:table-cell>
          <table:table-cell table:formula="of:=LOG([.Q18]/[.N18]*1.007/7.01692983)+12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style-name="ce4" office:value-type="float" office:value="0.684" calcext:value-type="float">
            <text:p>0.68</text:p>
          </table:table-cell>
          <table:table-cell office:value-type="float" office:value="102325000" calcext:value-type="float">
            <text:p>102325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0</text:p>
          </table:table-cell>
          <table:table-cell office:value-type="string" calcext:value-type="string">
            <text:p>2.3014422431885052E+010</text:p>
          </table:table-cell>
          <table:table-cell/>
          <table:table-cell office:value-type="string" calcext:value-type="string">
            <text:p>1.1630563797261470E-021</text:p>
          </table:table-cell>
          <table:table-cell table:formula="of:=LOG([.O19]/[.N19]*1.007/7.01692983)+12" office:value-type="string" office:string-value="" calcext:value-type="error">
            <text:p>#DIV/0!</text:p>
          </table:table-cell>
          <table:table-cell office:value-type="string" calcext:value-type="string">
            <text:p>1.4450134841696475E-030</text:p>
          </table:table-cell>
          <table:table-cell table:formula="of:=LOG([.Q19]/[.N19]*1.007/7.01692983)+12" office:value-type="string" office:string-value="" calcext:value-type="error">
            <text:p>#DIV/0!</text:p>
          </table:table-cell>
          <table:table-cell office:value-type="string" calcext:value-type="string">
            <text:p>http://exoplanets.org/detail/GJ_832_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ce5" office:value-type="float" office:value="0.684" calcext:value-type="float">
            <text:p>0.68</text:p>
          </table:table-cell>
          <table:table-cell office:value-type="float" office:value="102325000" calcext:value-type="float">
            <text:p>102325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1</text:p>
          </table:table-cell>
          <table:table-cell office:value-type="string" calcext:value-type="string">
            <text:p>2.3176928093430187E+010</text:p>
          </table:table-cell>
          <table:table-cell/>
          <table:table-cell office:value-type="string" calcext:value-type="string">
            <text:p>9.5682976267485202E-009</text:p>
          </table:table-cell>
          <table:table-cell table:formula="of:=LOG([.O20]/[.N20]*1.007/7.01692983)+12" office:value-type="string" office:string-value="" calcext:value-type="error">
            <text:p>#DIV/0!</text:p>
          </table:table-cell>
          <table:table-cell office:value-type="string" calcext:value-type="string">
            <text:p>3.2031992926823799E-031</text:p>
          </table:table-cell>
          <table:table-cell table:formula="of:=LOG([.Q20]/[.N20]*1.007/7.01692983)+12" office:value-type="string" office:string-value="" calcext:value-type="error">
            <text:p>#DIV/0!</text:p>
          </table:table-cell>
          <table:table-cell office:value-type="string" calcext:value-type="string">
            <text:p>http://exoplanets.org/detail/GJ_832_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table:style-name="ce5" office:value-type="float" office:value="0.684" calcext:value-type="float">
            <text:p>0.68</text:p>
          </table:table-cell>
          <table:table-cell office:value-type="float" office:value="102325000" calcext:value-type="float">
            <text:p>102325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2</text:p>
          </table:table-cell>
          <table:table-cell office:value-type="string" calcext:value-type="string">
            <text:p>2.3190779647829136E+010</text:p>
          </table:table-cell>
          <table:table-cell/>
          <table:table-cell office:value-type="string" calcext:value-type="string">
            <text:p>9.5707583984553883E-009</text:p>
          </table:table-cell>
          <table:table-cell table:formula="of:=LOG([.O21]/[.N21]*1.007/7.01692983)+12" office:value-type="string" office:string-value="" calcext:value-type="error">
            <text:p>#DIV/0!</text:p>
          </table:table-cell>
          <table:table-cell office:value-type="string" calcext:value-type="string">
            <text:p>3.2780910154279649E-031</text:p>
          </table:table-cell>
          <table:table-cell table:formula="of:=LOG([.Q21]/[.N21]*1.007/7.01692983)+12" office:value-type="string" office:string-value="" calcext:value-type="error">
            <text:p>#DIV/0!</text:p>
          </table:table-cell>
          <table:table-cell office:value-type="string" calcext:value-type="string">
            <text:p>http://exoplanets.org/detail/GJ_832_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3</text:p>
          </table:table-cell>
          <table:table-cell office:value-type="string" calcext:value-type="string">
            <text:p>2.3174991005274323E+010</text:p>
          </table:table-cell>
          <table:table-cell office:value-type="string" calcext:value-type="string">
            <text:p>7.6400769192697093E-001</text:p>
          </table:table-cell>
          <table:table-cell office:value-type="string" calcext:value-type="string">
            <text:p>9.5684009061335315E-009</text:p>
          </table:table-cell>
          <table:table-cell table:formula="of:=LOG([.O22]/[.N22]*1.007/7.01692983)+12" office:value-type="float" office:value="3.25462396949166" calcext:value-type="float">
            <text:p>3.25462</text:p>
          </table:table-cell>
          <table:table-cell office:value-type="string" calcext:value-type="string">
            <text:p>3.2384661346327498E-031</text:p>
          </table:table-cell>
          <table:table-cell table:formula="of:=LOG([.Q22]/[.N22]*1.007/7.01692983)+12" office:value-type="float" office:value="-19.2158760341262" calcext:value-type="float">
            <text:p>-19.21588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4</text:p>
          </table:table-cell>
          <table:table-cell office:value-type="string" calcext:value-type="string">
            <text:p>2.3176928093430187E+010</text:p>
          </table:table-cell>
          <table:table-cell/>
          <table:table-cell office:value-type="string" calcext:value-type="string">
            <text:p>9.5682976267485202E-009</text:p>
          </table:table-cell>
          <table:table-cell table:formula="of:=LOG([.O23]/[.N23]*1.007/7.01692983)+12" office:value-type="string" office:string-value="" calcext:value-type="error">
            <text:p>#DIV/0!</text:p>
          </table:table-cell>
          <table:table-cell office:value-type="string" calcext:value-type="string">
            <text:p>3.2031992926823799E-031</text:p>
          </table:table-cell>
          <table:table-cell table:formula="of:=LOG([.Q23]/[.N23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7</text:p>
          </table:table-cell>
          <table:table-cell office:value-type="string" calcext:value-type="string">
            <text:p>2.3178318050543671E+010</text:p>
          </table:table-cell>
          <table:table-cell/>
          <table:table-cell office:value-type="string" calcext:value-type="string">
            <text:p>1.0794262729048824E-008</text:p>
          </table:table-cell>
          <table:table-cell table:formula="of:=LOG([.O24]/[.N24]*1.007/7.01692983)+12" office:value-type="string" office:string-value="" calcext:value-type="error">
            <text:p>#DIV/0!</text:p>
          </table:table-cell>
          <table:table-cell office:value-type="string" calcext:value-type="string">
            <text:p>5.5974755811128529E-031</text:p>
          </table:table-cell>
          <table:table-cell table:formula="of:=LOG([.Q24]/[.N24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8</text:p>
          </table:table-cell>
          <table:table-cell office:value-type="string" calcext:value-type="string">
            <text:p>2.3183250167456215E+010</text:p>
          </table:table-cell>
          <table:table-cell/>
          <table:table-cell office:value-type="string" calcext:value-type="string">
            <text:p>1.0796585764426879E-008</text:p>
          </table:table-cell>
          <table:table-cell table:formula="of:=LOG([.O25]/[.N25]*1.007/7.01692983)+12" office:value-type="string" office:string-value="" calcext:value-type="error">
            <text:p>#DIV/0!</text:p>
          </table:table-cell>
          <table:table-cell office:value-type="string" calcext:value-type="string">
            <text:p>5.4858788537052515E-031</text:p>
          </table:table-cell>
          <table:table-cell table:formula="of:=LOG([.Q25]/[.N25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19</text:p>
          </table:table-cell>
          <table:table-cell office:value-type="string" calcext:value-type="string">
            <text:p>2.3196770865397556E+010</text:p>
          </table:table-cell>
          <table:table-cell/>
          <table:table-cell office:value-type="string" calcext:value-type="string">
            <text:p>1.0682089402840634E-008</text:p>
          </table:table-cell>
          <table:table-cell table:formula="of:=LOG([.O26]/[.N26]*1.007/7.01692983)+12" office:value-type="string" office:string-value="" calcext:value-type="error">
            <text:p>#DIV/0!</text:p>
          </table:table-cell>
          <table:table-cell office:value-type="string" calcext:value-type="string">
            <text:p>3.2508472713842334E-031</text:p>
          </table:table-cell>
          <table:table-cell table:formula="of:=LOG([.Q26]/[.N26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20</text:p>
          </table:table-cell>
          <table:table-cell office:value-type="string" calcext:value-type="string">
            <text:p>2.3196773967241356E+010</text:p>
          </table:table-cell>
          <table:table-cell/>
          <table:table-cell office:value-type="string" calcext:value-type="string">
            <text:p>1.0682089365376775E-008</text:p>
          </table:table-cell>
          <table:table-cell table:formula="of:=LOG([.O27]/[.N27]*1.007/7.01692983)+12" office:value-type="string" office:string-value="" calcext:value-type="error">
            <text:p>#DIV/0!</text:p>
          </table:table-cell>
          <table:table-cell office:value-type="string" calcext:value-type="string">
            <text:p>3.2507733482023478E-031</text:p>
          </table:table-cell>
          <table:table-cell table:formula="of:=LOG([.Q27]/[.N27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21</text:p>
          </table:table-cell>
          <table:table-cell office:value-type="string" calcext:value-type="string">
            <text:p>2.3169451306784214E+010</text:p>
          </table:table-cell>
          <table:table-cell/>
          <table:table-cell office:value-type="string" calcext:value-type="string">
            <text:p>1.0063498636147133E-008</text:p>
          </table:table-cell>
          <table:table-cell table:formula="of:=LOG([.O28]/[.N28]*1.007/7.01692983)+12" office:value-type="string" office:string-value="" calcext:value-type="error">
            <text:p>#DIV/0!</text:p>
          </table:table-cell>
          <table:table-cell office:value-type="string" calcext:value-type="string">
            <text:p>1.3042591589209164E-030</text:p>
          </table:table-cell>
          <table:table-cell table:formula="of:=LOG([.Q28]/[.N28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22</text:p>
          </table:table-cell>
          <table:table-cell office:value-type="string" calcext:value-type="string">
            <text:p>2.3169452190842335E+010</text:p>
          </table:table-cell>
          <table:table-cell/>
          <table:table-cell office:value-type="string" calcext:value-type="string">
            <text:p>1.0063498743996692E-008</text:p>
          </table:table-cell>
          <table:table-cell table:formula="of:=LOG([.O29]/[.N29]*1.007/7.01692983)+12" office:value-type="string" office:string-value="" calcext:value-type="error">
            <text:p>#DIV/0!</text:p>
          </table:table-cell>
          <table:table-cell office:value-type="string" calcext:value-type="string">
            <text:p>1.3042537352209736E-030</text:p>
          </table:table-cell>
          <table:table-cell table:formula="of:=LOG([.Q29]/[.N29]*1.007/7.01692983)+12" office:value-type="string" office:string-value="" calcext:value-type="error">
            <text:p>#DIV/0!</text:p>
          </table:table-cell>
          <table:table-cell office:value-type="string" calcext:value-type="string">
            <text:p>Jupit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4.5" calcext:value-type="float">
            <text:p>4.5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24</text:p>
          </table:table-cell>
          <table:table-cell office:value-type="string" calcext:value-type="string">
            <text:p>2.3204120451275654E+010</text:p>
          </table:table-cell>
          <table:table-cell/>
          <table:table-cell office:value-type="string" calcext:value-type="string">
            <text:p>9.5705956231301291E-009</text:p>
          </table:table-cell>
          <table:table-cell table:formula="of:=LOG([.O30]/[.N30]*1.007/7.01692983)+12" office:value-type="string" office:string-value="" calcext:value-type="error">
            <text:p>#DIV/0!</text:p>
          </table:table-cell>
          <table:table-cell office:value-type="string" calcext:value-type="string">
            <text:p>3.2452420387038240E-031</text:p>
          </table:table-cell>
          <table:table-cell table:formula="of:=LOG([.Q30]/[.N30]*1.007/7.01692983)+12" office:value-type="string" office:string-value="" calcext:value-type="error">
            <text:p>#DIV/0!</text:p>
          </table:table-cell>
          <table:table-cell office:value-type="string" calcext:value-type="string">
            <text:p>Big Jupit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7" calcext:value-type="float">
            <text:p>7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25</text:p>
          </table:table-cell>
          <table:table-cell office:value-type="string" calcext:value-type="string">
            <text:p>2.3187423698308529E+010</text:p>
          </table:table-cell>
          <table:table-cell/>
          <table:table-cell office:value-type="string" calcext:value-type="string">
            <text:p>9.5687639115352358E-009</text:p>
          </table:table-cell>
          <table:table-cell table:formula="of:=LOG([.O31]/[.N31]*1.007/7.01692983)+12" office:value-type="string" office:string-value="" calcext:value-type="error">
            <text:p>#DIV/0!</text:p>
          </table:table-cell>
          <table:table-cell office:value-type="string" calcext:value-type="string">
            <text:p>3.2044075219927344E-031</text:p>
          </table:table-cell>
          <table:table-cell table:formula="of:=LOG([.Q31]/[.N31]*1.007/7.01692983)+12" office:value-type="string" office:string-value="" calcext:value-type="error">
            <text:p>#DIV/0!</text:p>
          </table:table-cell>
          <table:table-cell office:value-type="string" calcext:value-type="string">
            <text:p>Big Jupite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0" calcext:value-type="float">
            <text:p>10.00</text:p>
          </table:table-cell>
          <table:table-cell office:value-type="float" office:value="780000000" calcext:value-type="float">
            <text:p>780000000</text:p>
          </table:table-cell>
          <table:table-cell/>
          <table:table-cell office:value-type="string" calcext:value-type="string">
            <text:p>ej8-rot</text:p>
          </table:table-cell>
          <table:table-cell office:value-type="string" calcext:value-type="string">
            <text:p>run26</text:p>
          </table:table-cell>
          <table:table-cell office:value-type="string" calcext:value-type="string">
            <text:p>2.3187409852049046E+010</text:p>
          </table:table-cell>
          <table:table-cell/>
          <table:table-cell office:value-type="string" calcext:value-type="string">
            <text:p>9.5687644931800900E-009</text:p>
          </table:table-cell>
          <table:table-cell table:formula="of:=LOG([.O32]/[.N32]*1.007/7.01692983)+12" office:value-type="string" office:string-value="" calcext:value-type="error">
            <text:p>#DIV/0!</text:p>
          </table:table-cell>
          <table:table-cell office:value-type="string" calcext:value-type="string">
            <text:p>3.2046820952238733E-031</text:p>
          </table:table-cell>
          <table:table-cell table:formula="of:=LOG([.Q32]/[.N32]*1.007/7.01692983)+12" office:value-type="string" office:string-value="" calcext:value-type="error">
            <text:p>#DIV/0!</text:p>
          </table:table-cell>
          <table:table-cell office:value-type="string" calcext:value-type="string">
            <text:p>Big Jupit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27</text:p>
          </table:table-cell>
          <table:table-cell office:value-type="string" calcext:value-type="string">
            <text:p>1.0191293185839048E+010</text:p>
          </table:table-cell>
          <table:table-cell office:value-type="string" calcext:value-type="string">
            <text:p>7.5071591200363608E-001</text:p>
          </table:table-cell>
          <table:table-cell office:value-type="string" calcext:value-type="string">
            <text:p>1.0208093450639378E-008</text:p>
          </table:table-cell>
          <table:table-cell table:formula="of:=LOG([.O33]/[.N33]*1.007/7.01692983)+12" office:value-type="float" office:value="3.29035135299207" calcext:value-type="float">
            <text:p>3.29035</text:p>
          </table:table-cell>
          <table:table-cell office:value-type="string" calcext:value-type="string">
            <text:p>2.4319210223980283E-035</text:p>
          </table:table-cell>
          <table:table-cell table:formula="of:=LOG([.Q33]/[.N33]*1.007/7.01692983)+12" office:value-type="float" office:value="-23.3326438172358" calcext:value-type="float">
            <text:p>-23.3326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" calcext:value-type="float">
            <text:p>1.0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28</text:p>
          </table:table-cell>
          <table:table-cell office:value-type="string" calcext:value-type="string">
            <text:p>1.0191830558747370E+010</text:p>
          </table:table-cell>
          <table:table-cell office:value-type="string" calcext:value-type="string">
            <text:p>7.5068144312382978E-001</text:p>
          </table:table-cell>
          <table:table-cell office:value-type="string" calcext:value-type="string">
            <text:p>1.0210251284918194E-008</text:p>
          </table:table-cell>
          <table:table-cell table:formula="of:=LOG([.O34]/[.N34]*1.007/7.01692983)+12" office:value-type="float" office:value="3.29046308742769" calcext:value-type="float">
            <text:p>3.29046</text:p>
          </table:table-cell>
          <table:table-cell office:value-type="string" calcext:value-type="string">
            <text:p>2.4797607250027820E-035</text:p>
          </table:table-cell>
          <table:table-cell table:formula="of:=LOG([.Q34]/[.N34]*1.007/7.01692983)+12" office:value-type="float" office:value="-23.3241635659622" calcext:value-type="float">
            <text:p>-23.324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4.5" calcext:value-type="float">
            <text:p>4.5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29</text:p>
          </table:table-cell>
          <table:table-cell table:number-columns-repeated="3"/>
          <table:table-cell table:style-name="ce3"/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7" calcext:value-type="float">
            <text:p>7.0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30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0" calcext:value-type="float">
            <text:p>10.0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31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table:style-name="ce6" office:value-type="float" office:value="0.615" calcext:value-type="float">
            <text:p>0.615</text:p>
          </table:table-cell>
          <table:table-cell office:value-type="float" office:value="5976435" calcext:value-type="float">
            <text:p>597643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32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8.86" calcext:value-type="float">
            <text:p>8.86</text:p>
          </table:table-cell>
          <table:table-cell table:style-name="ce7" office:value-type="float" office:value="10157695.4" calcext:value-type="float">
            <text:p>10157695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33</text:p>
          </table:table-cell>
          <table:table-cell table:style-name="ce9" office:value-type="string" calcext:value-type="string">
            <text:p>repetir, tenía la distancia mal. Lo dejamos pero hay que indicar la distancia a la que realmente estaba. Hay que mirar el fichero de logs para recogerla.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.52" calcext:value-type="float">
            <text:p>1.52</text:p>
          </table:table-cell>
          <table:table-cell office:value-type="float" office:value="8223393" calcext:value-type="float">
            <text:p>822339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34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8.86" calcext:value-type="float">
            <text:p>8.86</text:p>
          </table:table-cell>
          <table:table-cell office:value-type="float" office:value="10157695.4" calcext:value-type="float">
            <text:p>10157695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j9</text:p>
          </table:table-cell>
          <table:table-cell office:value-type="string" calcext:value-type="string">
            <text:p>run35</text:p>
          </table:table-cell>
          <table:table-cell office:value-type="string" calcext:value-type="string">
            <text:p>Esta distancia si concuerda con la de la web de exoplanetas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2"/>
        </table:table-row>
        <table:table-row table:style-name="ro1" table:number-rows-repeated="2">
          <table:table-cell table:number-columns-repeated="15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table:style-name="ce6" office:value-type="float" office:value="0.615" calcext:value-type="float">
            <text:p>0.615</text:p>
          </table:table-cell>
          <table:table-cell office:value-type="float" office:value="5976435" calcext:value-type="float">
            <text:p>5976435</text:p>
          </table:table-cell>
          <table:table-cell/>
          <table:table-cell office:value-type="string" calcext:value-type="string">
            <text:p>ej8-rot</text:p>
          </table:table-cell>
          <table:table-cell table:number-columns-repeated="4"/>
          <table:table-cell table:style-name="ce8"/>
          <table:table-cell/>
          <table:table-cell table:style-name="ce8"/>
          <table:table-cell office:value-type="string" calcext:value-type="string">
            <text:p>http://exoplanets.org/detail/HAT-P-27_b</text:p>
          </table:table-cell>
          <table:table-cell office:value-type="string" calcext:value-type="string">
            <text:p>La nube estelar comienza con un tamaño de unos 16.7 mill km. Si el planeta se encuentra a una distancia menor, se obtienes valores negativos de la cte de gravedad. El uso del parámetro del umbral de edad de la estrella nos ayuda a retrasan la influencia del planeta a partir de una determianada fecha. En ese momento, la nube habrá encogido y el planeta se encontrará fuera de ella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1.52" calcext:value-type="float">
            <text:p>1.52</text:p>
          </table:table-cell>
          <table:table-cell office:value-type="float" office:value="8223393" calcext:value-type="float">
            <text:p>8223393</text:p>
          </table:table-cell>
          <table:table-cell/>
          <table:table-cell office:value-type="string" calcext:value-type="string">
            <text:p>ej8-rot</text:p>
          </table:table-cell>
          <table:table-cell table:number-columns-repeated="4"/>
          <table:table-cell table:style-name="ce8"/>
          <table:table-cell/>
          <table:table-cell table:style-name="ce8"/>
          <table:table-cell office:value-type="string" calcext:value-type="string">
            <text:p>http://exoplanets.org/detail/KELT-2_A_b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.86" calcext:value-type="float">
            <text:p>8.86</text:p>
          </table:table-cell>
          <table:table-cell office:value-type="float" office:value="10157695.4" calcext:value-type="float">
            <text:p>10157695.4</text:p>
          </table:table-cell>
          <table:table-cell/>
          <table:table-cell office:value-type="string" calcext:value-type="string">
            <text:p>ej8-rot</text:p>
          </table:table-cell>
          <table:table-cell table:number-columns-repeated="4"/>
          <table:table-cell table:style-name="ce8"/>
          <table:table-cell/>
          <table:table-cell table:style-name="ce8"/>
          <table:table-cell office:value-type="string" calcext:value-type="string">
            <text:p><text:a xlink:href="http://exoplanets.org/detail/HAT-P-2_b" xlink:type="simple">http://exoplanets.org/detail/HAT-P-2_b</text:a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2"/>
          <table:table-cell table:style-name="ce8"/>
          <table:table-cell/>
          <table:table-cell table:style-name="ce8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  <table:table-cell table:style-name="ce10" table:number-columns-repeated="2"/>
          <table:table-cell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0" office:value-type="float" office:value="1663725865338.95" calcext:value-type="float">
            <text:p>1.66E+12</text:p>
          </table:table-cell>
          <table:table-cell table:style-name="ce10"/>
          <table:table-cell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0" table:formula="of:=0.0000000000667408*0.01371895" office:value-type="float" office:value="0.00000000000091561369816" calcext:value-type="float">
            <text:p>9.16E-13</text:p>
          </table:table-cell>
          <table:table-cell table:style-name="ce10"/>
          <table:table-cell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1"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table:number-columns-repeated="3"/>
          <table:table-cell table:number-columns-repeated="3"/>
          <table:table-cell table:style-name="ce11" table:number-columns-repeated="4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style-name="ce11" table:number-columns-repeated="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ce16"/>
        <table:table-column table:style-name="co2" table:number-columns-repeated="2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Métrica cg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ew_cgrav = standard_cgrav * (1 - ( (tfm_mp / s% m(k)) * s% r(k)**2 / (tfm_dp - s% r(k))**2 ) )</text:p>
          </table:table-cell>
        </table:table-row>
        <table:table-row table:style-name="ro1">
          <table:table-cell/>
          <table:table-cell office:value-type="string" calcext:value-type="string">
            <text:p>cgrav</text:p>
          </table:table-cell>
          <table:table-cell/>
          <table:table-cell table:style-name="ce10" office:value-type="float" office:value="0.0000000667408" calcext:value-type="float">
            <text:p>6.67E-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p(km)</text:p>
          </table:table-cell>
          <table:table-cell office:value-type="float" office:value="10157695.4" calcext:value-type="float">
            <text:p>10157695.4</text:p>
          </table:table-cell>
          <table:table-cell table:formula="of:=[.C3]*100000" office:value-type="float" office:value="1015769540000" calcext:value-type="float">
            <text:p>1.01576954E+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p(Jup)</text:p>
          </table:table-cell>
          <table:table-cell office:value-type="float" office:value="8.86" calcext:value-type="float">
            <text:p>8.86</text:p>
          </table:table-cell>
          <table:table-cell table:formula="of:=[.C4]*1.8986E+030" office:value-type="float" office:value="1.6821596E+031" calcext:value-type="float">
            <text:p>1.68215960E+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(k)</text:p>
          </table:table-cell>
          <table:table-cell/>
          <table:table-cell office:value-type="float" office:value="1.45191302396727E+033" calcext:value-type="float">
            <text:p>1.45191302E+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(k)</text:p>
          </table:table-cell>
          <table:table-cell/>
          <table:table-cell office:value-type="float" office:value="1139227676496.66" calcext:value-type="float">
            <text:p>1.13922768E+12</text:p>
          </table:table-cell>
          <table:table-cell office:value-type="float" office:value="1138198008473.85" calcext:value-type="float">
            <text:p>1138198008473.85</text:p>
          </table:table-cell>
          <table:table-cell table:formula="of:=[.D6]-[.E6]" office:value-type="float" office:value="1029668022.80981" calcext:value-type="float">
            <text:p>1029668022.80981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(tfm_mp / s% m(k))</text:p>
          </table:table-cell>
          <table:table-cell/>
          <table:table-cell table:formula="of:=[.D4]/[.D5]" office:value-type="float" office:value="0.0115858152122886" calcext:value-type="float">
            <text:p>1.15858152E-0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r(k)**2 </text:p>
          </table:table-cell>
          <table:table-cell/>
          <table:table-cell table:formula="of:=[.D6]*[.D6]" office:value-type="float" office:value="1.29783969889598E+024" calcext:value-type="float">
            <text:p>1.29783970E+24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/>(tfm_mp / s% m(k)) * s% r(k)**2 </text:p>
          </table:table-cell>
          <table:table-cell/>
          <table:table-cell table:formula="of:=[.D7]*[.D8]" office:value-type="float" office:value="1.50365309265811E+022" calcext:value-type="float">
            <text:p>1.50365309E+2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tfm_dp - s% r(k)</text:p>
          </table:table-cell>
          <table:table-cell/>
          <table:table-cell table:formula="of:=[.D3]-[.D6]" office:value-type="float" office:value="-123458136496.66" calcext:value-type="float">
            <text:p>-1.23458136E+11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(tfm_dp - s% r(k))**2 )</text:p>
          </table:table-cell>
          <table:table-cell/>
          <table:table-cell table:formula="of:=[.D10]*[.D10]" office:value-type="float" office:value="1.52419114672279E+022" calcext:value-type="float">
            <text:p>1.52419115E+2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( (tfm_mp / s% m(k)) * s% r(k)**2 / (tfm_dp - s% r(k))**2 ) </text:p>
          </table:table-cell>
          <table:table-cell/>
          <table:table-cell table:formula="of:=[.D9]/[.D11]" office:value-type="float" office:value="0.986525276630273" calcext:value-type="float">
            <text:p>9.86525277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- ( (tfm_mp / s% m(k)) * s% r(k)**2 / (tfm_dp - s% r(k))**2 ) </text:p>
          </table:table-cell>
          <table:table-cell/>
          <table:table-cell table:formula="of:=1-[.D12]" office:value-type="float" office:value="0.0134747233697273" calcext:value-type="float">
            <text:p>1.34747234E-0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standard_cgrav * (1 - ( (tfm_mp / s% m(k)) * s% r(k)**2 / (tfm_dp - s% r(k))**2 ) )</text:p>
          </table:table-cell>
          <table:table-cell/>
          <table:table-cell table:formula="of:=[.D2]*[.D13]" office:value-type="float" office:value="0.000000000899313817474298" calcext:value-type="float">
            <text:p>8.99313817E-10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18" table:number-columns-repeated="6" table:default-cell-style-name="Default"/>
        <table:table-column table:style-name="co19" table:number-columns-repeated="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alicidad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_2</text:p>
          </table:table-cell>
          <table:table-cell office:value-type="string" calcext:value-type="string">
            <text:p>Li-Li_2</text:p>
          </table:table-cell>
          <table:table-cell office:value-type="string" calcext:value-type="string">
            <text:p>Li-Li_2 %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_2</text:p>
          </table:table-cell>
          <table:table-cell office:value-type="string" calcext:value-type="string">
            <text:p>Be-Be_2</text:p>
          </table:table-cell>
          <table:table-cell office:value-type="string" calcext:value-type="string">
            <text:p>Be-Be_2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Sheet1.O23]" office:value-type="string" office:string-value="9.5682976267485202E-009" calcext:value-type="string">
            <text:p>9.5682976267485202E-009</text:p>
          </table:table-cell>
          <table:table-cell table:formula="of:=[Sheet1.O22]" office:value-type="string" office:string-value="9.5684009061335315E-009" calcext:value-type="string">
            <text:p>9.5684009061335315E-009</text:p>
          </table:table-cell>
          <table:table-cell table:formula="of:=[.C5]-[.D5]" office:value-type="float" office:value="-0.000000000000103279385009579" calcext:value-type="float">
            <text:p>-1.03279385009579E-13</text:p>
          </table:table-cell>
          <table:table-cell table:formula="of:=[.E5]/[.C5]" office:value-type="float" office:value="-0.0000107939143448943" calcext:value-type="float">
            <text:p>-1.07939143448943E-05</text:p>
          </table:table-cell>
          <table:table-cell table:style-name="ce15" table:formula="of:=[Sheet1.Q23]" office:value-type="string" office:string-value="3.2031992926823799E-031" calcext:value-type="string">
            <text:p>3.2031992926823799E-031</text:p>
          </table:table-cell>
          <table:table-cell table:formula="of:==[Sheet1.Q22]" office:value-type="string" office:string-value="3.2384661346327498E-031" calcext:value-type="string">
            <text:p>3.2384661346327498E-031</text:p>
          </table:table-cell>
          <table:table-cell table:formula="of:=[.G5]-[.H5]" office:value-type="float" office:value="-3.52668419503699E-033" calcext:value-type="float">
            <text:p>-3.52668419503699E-33</text:p>
          </table:table-cell>
          <table:table-cell table:formula="of:=[.I5]/[.H5]" office:value-type="float" office:value="-0.0108899832464573" calcext:value-type="float">
            <text:p>-0.0108899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Sheet1.O25]" office:value-type="string" office:string-value="1.0796585764426879E-008" calcext:value-type="string">
            <text:p>1.0796585764426879E-008</text:p>
          </table:table-cell>
          <table:table-cell table:formula="of:=[Sheet1.O24]" office:value-type="string" office:string-value="1.0794262729048824E-008" calcext:value-type="string">
            <text:p>1.0794262729048824E-008</text:p>
          </table:table-cell>
          <table:table-cell table:formula="of:=[.C6]-[.D6]" office:value-type="float" office:value="0.00000000000232303537805424" calcext:value-type="float">
            <text:p>2.32303537805424E-12</text:p>
          </table:table-cell>
          <table:table-cell table:formula="of:=[.E6]/[.C6]" office:value-type="float" office:value="0.000215163888727517" calcext:value-type="float">
            <text:p>0.0002151639</text:p>
          </table:table-cell>
          <table:table-cell table:style-name="ce15" table:formula="of:=[Sheet1.Q25]" office:value-type="string" office:string-value="5.4858788537052515E-031" calcext:value-type="string">
            <text:p>5.4858788537052515E-031</text:p>
          </table:table-cell>
          <table:table-cell table:formula="of:==[Sheet1.Q24]" office:value-type="string" office:string-value="5.5974755811128529E-031" calcext:value-type="string">
            <text:p>5.5974755811128529E-031</text:p>
          </table:table-cell>
          <table:table-cell table:formula="of:=[.G6]-[.H6]" office:value-type="float" office:value="-1.11596727407601E-032" calcext:value-type="float">
            <text:p>-1.11596727407601E-32</text:p>
          </table:table-cell>
          <table:table-cell table:formula="of:=[.I6]/[.H6]" office:value-type="float" office:value="-0.0199369744075622" calcext:value-type="float">
            <text:p>-0.01993697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Sheet1.O27]" office:value-type="string" office:string-value="1.0682089365376775E-008" calcext:value-type="string">
            <text:p>1.0682089365376775E-008</text:p>
          </table:table-cell>
          <table:table-cell table:formula="of:=[Sheet1.O26]" office:value-type="string" office:string-value="1.0682089402840634E-008" calcext:value-type="string">
            <text:p>1.0682089402840634E-008</text:p>
          </table:table-cell>
          <table:table-cell table:formula="of:=[.C7]-[.D7]" office:value-type="float" office:value="-3.74638586298351E-017" calcext:value-type="float">
            <text:p>-3.74638586298351E-17</text:p>
          </table:table-cell>
          <table:table-cell table:formula="of:=[.E7]/[.C7]" office:value-type="float" office:value="-0.00000000350716581264191" calcext:value-type="float">
            <text:p>-3.50716581264191E-09</text:p>
          </table:table-cell>
          <table:table-cell table:style-name="ce15" table:formula="of:=[Sheet1.Q27]" office:value-type="string" office:string-value="3.2507733482023478E-031" calcext:value-type="string">
            <text:p>3.2507733482023478E-031</text:p>
          </table:table-cell>
          <table:table-cell table:formula="of:==[Sheet1.Q26]" office:value-type="string" office:string-value="3.2508472713842334E-031" calcext:value-type="string">
            <text:p>3.2508472713842334E-031</text:p>
          </table:table-cell>
          <table:table-cell table:formula="of:=[.G7]-[.H7]" office:value-type="float" office:value="-7.39231818856311E-036" calcext:value-type="float">
            <text:p>-7.39231818856311E-36</text:p>
          </table:table-cell>
          <table:table-cell table:formula="of:=[.I7]/[.H7]" office:value-type="float" office:value="-0.0000227396662206632" calcext:value-type="float">
            <text:p>-2.27396662206632E-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Sheet1.O29]" office:value-type="string" office:string-value="1.0063498743996692E-008" calcext:value-type="string">
            <text:p>1.0063498743996692E-008</text:p>
          </table:table-cell>
          <table:table-cell table:formula="of:=[Sheet1.O28]" office:value-type="string" office:string-value="1.0063498636147133E-008" calcext:value-type="string">
            <text:p>1.0063498636147133E-008</text:p>
          </table:table-cell>
          <table:table-cell table:formula="of:=[.C8]-[.D8]" office:value-type="float" office:value="1.07849560233201E-016" calcext:value-type="float">
            <text:p>1.07849560233201E-16</text:p>
          </table:table-cell>
          <table:table-cell table:formula="of:=[.E8]/[.C8]" office:value-type="float" office:value="0.0000000107169050224742" calcext:value-type="float">
            <text:p>1.07169050224742E-08</text:p>
          </table:table-cell>
          <table:table-cell table:style-name="ce15" table:formula="of:=[Sheet1.Q29]" office:value-type="string" office:string-value="1.3042537352209736E-030" calcext:value-type="string">
            <text:p>1.3042537352209736E-030</text:p>
          </table:table-cell>
          <table:table-cell table:formula="of:==[Sheet1.Q28]" office:value-type="string" office:string-value="1.3042591589209164E-030" calcext:value-type="string">
            <text:p>1.3042591589209164E-030</text:p>
          </table:table-cell>
          <table:table-cell table:formula="of:=[.G8]-[.H8]" office:value-type="float" office:value="-5.42369994294661E-036" calcext:value-type="float">
            <text:p>-5.42369994294661E-36</text:p>
          </table:table-cell>
          <table:table-cell table:formula="of:=[.I8]/[.H8]" office:value-type="float" office:value="-0.00000415845264022062" calcext:value-type="float">
            <text:p>-4.1584526402206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number number:decimal-places="1" loext:min-decimal-places="1" number:min-integer-digits="1"/>
    </number:number-style>
    <number:number-style style:name="N12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09:12:39.005406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0:32:10.102513194</meta:creation-date>
    <dc:date>2017-11-11T15:18:42.765220042</dc:date>
    <meta:editing-duration>P9DT16H1M58S</meta:editing-duration>
    <meta:editing-cycles>55</meta:editing-cycles>
    <meta:generator>LibreOffice/5.1.6.2$Linux_X86_64 LibreOffice_project/10m0$Build-2</meta:generator>
    <meta:document-statistic meta:table-count="3" meta:cell-count="671" meta:object-count="0"/>
  </office:meta>
</office:document-meta>
</file>